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Table_20_Contents">
      <style:text-properties style:font-name="Courier 10 Pitch" officeooo:paragraph-rsid="00177ac8"/>
    </style:style>
    <style:style style:name="P2" style:family="paragraph" style:parent-style-name="Table_20_Contents">
      <style:text-properties style:font-name="Courier 10 Pitch" fo:font-size="11pt" officeooo:paragraph-rsid="00199cb4" style:font-size-asian="11pt" style:font-size-complex="11pt"/>
    </style:style>
    <style:style style:name="P3" style:family="paragraph" style:parent-style-name="Table_20_Contents">
      <style:text-properties style:font-name="Courier 10 Pitch" officeooo:paragraph-rsid="0019ba38"/>
    </style:style>
    <style:style style:name="P4" style:family="paragraph" style:parent-style-name="Table_20_Contents">
      <style:text-properties style:font-name="Courier 10 Pitch" officeooo:paragraph-rsid="001a4808"/>
    </style:style>
    <style:style style:name="P5" style:family="paragraph" style:parent-style-name="Table_20_Contents">
      <style:text-properties style:font-name="Courier 10 Pitch" officeooo:paragraph-rsid="0021088c"/>
    </style:style>
    <style:style style:name="P6" style:family="paragraph" style:parent-style-name="Table_20_Contents">
      <style:text-properties style:font-name="Courier 10 Pitch" officeooo:paragraph-rsid="0022c16c"/>
    </style:style>
    <style:style style:name="P7" style:family="paragraph" style:parent-style-name="Table_20_Contents">
      <style:text-properties style:font-name="Courier 10 Pitch" officeooo:paragraph-rsid="00286756"/>
    </style:style>
    <style:style style:name="P8" style:family="paragraph" style:parent-style-name="Table_20_Contents">
      <style:text-properties style:font-name="Courier 10 Pitch" officeooo:paragraph-rsid="002a5fae"/>
    </style:style>
    <style:style style:name="P9" style:family="paragraph" style:parent-style-name="Text_20_body">
      <style:text-properties fo:font-weight="normal" officeooo:paragraph-rsid="002670bc" style:font-weight-asian="normal" style:font-weight-complex="normal"/>
    </style:style>
    <style:style style:name="P10" style:family="paragraph" style:parent-style-name="Text_20_body">
      <style:text-properties fo:font-weight="normal" officeooo:paragraph-rsid="00286756" style:font-weight-asian="normal" style:font-weight-complex="normal"/>
    </style:style>
    <style:style style:name="P11" style:family="paragraph" style:parent-style-name="Text_20_body">
      <style:text-properties fo:font-weight="normal" officeooo:paragraph-rsid="00298c7e" style:font-weight-asian="normal" style:font-weight-complex="normal"/>
    </style:style>
    <style:style style:name="P12" style:family="paragraph" style:parent-style-name="Standard">
      <style:text-properties officeooo:paragraph-rsid="0016e3c3"/>
    </style:style>
    <style:style style:name="P13" style:family="paragraph" style:parent-style-name="Standard">
      <style:text-properties officeooo:paragraph-rsid="00177ac8"/>
    </style:style>
    <style:style style:name="P14" style:family="paragraph" style:parent-style-name="Standard">
      <style:text-properties officeooo:paragraph-rsid="0018a1c4"/>
    </style:style>
    <style:style style:name="P15" style:family="paragraph" style:parent-style-name="Standard">
      <style:text-properties officeooo:paragraph-rsid="00199cb4"/>
    </style:style>
    <style:style style:name="P16" style:family="paragraph" style:parent-style-name="Standard">
      <style:text-properties officeooo:paragraph-rsid="0019ba38"/>
    </style:style>
    <style:style style:name="P17" style:family="paragraph" style:parent-style-name="Standard">
      <style:text-properties officeooo:paragraph-rsid="0019f26d"/>
    </style:style>
    <style:style style:name="P18" style:family="paragraph" style:parent-style-name="Standard">
      <style:text-properties officeooo:paragraph-rsid="001a4808"/>
    </style:style>
    <style:style style:name="P19" style:family="paragraph" style:parent-style-name="Standard">
      <style:text-properties officeooo:paragraph-rsid="001c2d90"/>
    </style:style>
    <style:style style:name="P20" style:family="paragraph" style:parent-style-name="Standard">
      <style:text-properties officeooo:paragraph-rsid="001defa9"/>
    </style:style>
    <style:style style:name="P21" style:family="paragraph" style:parent-style-name="Standard">
      <style:text-properties officeooo:paragraph-rsid="001fe19e"/>
    </style:style>
    <style:style style:name="P22" style:family="paragraph" style:parent-style-name="Standard">
      <style:text-properties officeooo:paragraph-rsid="0021bb5e"/>
    </style:style>
    <style:style style:name="P23" style:family="paragraph" style:parent-style-name="Standard">
      <style:text-properties officeooo:paragraph-rsid="0023cb01"/>
    </style:style>
    <style:style style:name="P24" style:family="paragraph" style:parent-style-name="Standard">
      <style:text-properties officeooo:paragraph-rsid="002517f6"/>
    </style:style>
    <style:style style:name="P25" style:family="paragraph" style:parent-style-name="Standard">
      <style:text-properties officeooo:paragraph-rsid="002a5fae"/>
    </style:style>
    <style:style style:name="P26" style:family="paragraph" style:parent-style-name="Standard">
      <style:paragraph-properties fo:break-before="page"/>
      <style:text-properties officeooo:paragraph-rsid="002a5fae"/>
    </style:style>
    <style:style style:name="P27" style:family="paragraph" style:parent-style-name="Heading_20_1">
      <style:text-properties fo:font-weight="bold" style:font-weight-asian="bold" style:font-weight-complex="bold"/>
    </style:style>
    <style:style style:name="T1" style:family="text">
      <style:text-properties officeooo:rsid="0014e6ef"/>
    </style:style>
    <style:style style:name="T2" style:family="text">
      <style:text-properties officeooo:rsid="0016e3c3"/>
    </style:style>
    <style:style style:name="T3" style:family="text">
      <style:text-properties officeooo:rsid="00177ac8"/>
    </style:style>
    <style:style style:name="T4" style:family="text">
      <style:text-properties officeooo:rsid="0018a1c4"/>
    </style:style>
    <style:style style:name="T5" style:family="text">
      <style:text-properties officeooo:rsid="00199cb4"/>
    </style:style>
    <style:style style:name="T6" style:family="text">
      <style:text-properties officeooo:rsid="0019ba38"/>
    </style:style>
    <style:style style:name="T7" style:family="text">
      <style:text-properties fo:font-style="italic" officeooo:rsid="001a4808" style:font-style-asian="italic" style:font-style-complex="italic"/>
    </style:style>
    <style:style style:name="T8" style:family="text">
      <style:text-properties fo:font-style="italic" fo:font-weight="normal" officeooo:rsid="001c2d90" style:font-style-asian="italic" style:font-weight-asian="normal" style:font-style-complex="italic" style:font-weight-complex="normal"/>
    </style:style>
    <style:style style:name="T9" style:family="text">
      <style:text-properties fo:font-style="italic" fo:font-weight="normal" officeooo:rsid="0023cb01" style:font-style-asian="italic" style:font-weight-asian="normal" style:font-style-complex="italic" style:font-weight-complex="normal"/>
    </style:style>
    <style:style style:name="T10" style:family="text">
      <style:text-properties fo:font-style="normal" officeooo:rsid="0019ba38" style:font-style-asian="normal" style:font-style-complex="normal"/>
    </style:style>
    <style:style style:name="T11" style:family="text">
      <style:text-properties fo:font-style="normal" officeooo:rsid="0019f26d" style:font-style-asian="normal" style:font-style-complex="normal"/>
    </style:style>
    <style:style style:name="T12" style:family="text">
      <style:text-properties fo:font-style="normal" officeooo:rsid="001a4808" style:font-style-asian="normal" style:font-style-complex="normal"/>
    </style:style>
    <style:style style:name="T13" style:family="text">
      <style:text-properties fo:font-style="normal" officeooo:rsid="00254d78" style:font-style-asian="normal" style:font-style-complex="normal"/>
    </style:style>
    <style:style style:name="T14" style:family="text">
      <style:text-properties fo:font-style="normal" officeooo:rsid="002670bc" style:font-style-asian="normal" style:font-style-complex="normal"/>
    </style:style>
    <style:style style:name="T15" style:family="text">
      <style:text-properties fo:font-style="normal" officeooo:rsid="00286756" style:font-style-asian="normal" style:font-style-complex="normal"/>
    </style:style>
    <style:style style:name="T16" style:family="text">
      <style:text-properties fo:font-style="normal" officeooo:rsid="00298c7e" style:font-style-asian="normal" style:font-style-complex="normal"/>
    </style:style>
    <style:style style:name="T17" style:family="text">
      <style:text-properties fo:font-style="normal" fo:font-weight="bold" officeooo:rsid="0019f26d" style:font-style-asian="normal" style:font-weight-asian="bold" style:font-style-complex="normal" style:font-weight-complex="bold"/>
    </style:style>
    <style:style style:name="T18" style:family="text">
      <style:text-properties fo:font-style="normal" fo:font-weight="bold" officeooo:rsid="001defa9" style:font-style-asian="normal" style:font-weight-asian="bold" style:font-style-complex="normal" style:font-weight-complex="bold"/>
    </style:style>
    <style:style style:name="T19" style:family="text">
      <style:text-properties fo:font-style="normal" fo:font-weight="bold" officeooo:rsid="002517f6" style:font-style-asian="normal" style:font-weight-asian="bold" style:font-style-complex="normal" style:font-weight-complex="bold"/>
    </style:style>
    <style:style style:name="T20" style:family="text">
      <style:text-properties fo:font-style="normal" fo:font-weight="bold" officeooo:rsid="00254d78" style:font-style-asian="normal" style:font-weight-asian="bold" style:font-style-complex="normal" style:font-weight-complex="bold"/>
    </style:style>
    <style:style style:name="T21" style:family="text">
      <style:text-properties fo:font-style="normal" fo:font-weight="bold" officeooo:rsid="002670bc" style:font-style-asian="normal" style:font-weight-asian="bold" style:font-style-complex="normal" style:font-weight-complex="bold"/>
    </style:style>
    <style:style style:name="T22" style:family="text">
      <style:text-properties fo:font-style="normal" fo:font-weight="normal" officeooo:rsid="0019f26d" style:font-style-asian="normal" style:font-weight-asian="normal" style:font-style-complex="normal" style:font-weight-complex="normal"/>
    </style:style>
    <style:style style:name="T23" style:family="text">
      <style:text-properties fo:font-style="normal" fo:font-weight="normal" officeooo:rsid="001a4808" style:font-style-asian="normal" style:font-weight-asian="normal" style:font-style-complex="normal" style:font-weight-complex="normal"/>
    </style:style>
    <style:style style:name="T24" style:family="text">
      <style:text-properties fo:font-style="normal" fo:font-weight="normal" officeooo:rsid="001c2d90" style:font-style-asian="normal" style:font-weight-asian="normal" style:font-style-complex="normal" style:font-weight-complex="normal"/>
    </style:style>
    <style:style style:name="T25" style:family="text">
      <style:text-properties fo:font-style="normal" fo:font-weight="normal" officeooo:rsid="001defa9" style:font-style-asian="normal" style:font-weight-asian="normal" style:font-style-complex="normal" style:font-weight-complex="normal"/>
    </style:style>
    <style:style style:name="T26" style:family="text">
      <style:text-properties fo:font-style="normal" fo:font-weight="normal" officeooo:rsid="001fe19e" style:font-style-asian="normal" style:font-weight-asian="normal" style:font-style-complex="normal" style:font-weight-complex="normal"/>
    </style:style>
    <style:style style:name="T27" style:family="text">
      <style:text-properties fo:font-style="normal" fo:font-weight="normal" officeooo:rsid="0021bb5e" style:font-style-asian="normal" style:font-weight-asian="normal" style:font-style-complex="normal" style:font-weight-complex="normal"/>
    </style:style>
    <style:style style:name="T28" style:family="text">
      <style:text-properties fo:font-style="normal" fo:font-weight="normal" officeooo:rsid="0023cb01" style:font-style-asian="normal" style:font-weight-asian="normal" style:font-style-complex="normal" style:font-weight-complex="normal"/>
    </style:style>
    <style:style style:name="T29" style:family="text">
      <style:text-properties fo:font-style="normal" fo:font-weight="normal" officeooo:rsid="002517f6" style:font-style-asian="normal" style:font-weight-asian="normal" style:font-style-complex="normal" style:font-weight-complex="normal"/>
    </style:style>
    <style:style style:name="T30" style:family="text">
      <style:text-properties fo:font-style="normal" fo:font-weight="normal" officeooo:rsid="00254d78" style:font-style-asian="normal" style:font-weight-asian="normal" style:font-style-complex="normal" style:font-weight-complex="normal"/>
    </style:style>
    <style:style style:name="T31" style:family="text">
      <style:text-properties fo:font-style="normal" fo:font-weight="normal" officeooo:rsid="002a5fae" style:font-style-asian="normal" style:font-weight-asian="normal" style:font-style-complex="normal" style:font-weight-complex="normal"/>
    </style:style>
    <style:style style:name="T32" style:family="text">
      <style:text-properties officeooo:rsid="001a4808"/>
    </style:style>
    <style:style style:name="T33" style:family="text">
      <style:text-properties officeooo:rsid="001fe19e"/>
    </style:style>
    <style:style style:name="T34" style:family="text">
      <style:text-properties officeooo:rsid="0021088c"/>
    </style:style>
    <style:style style:name="T35" style:family="text">
      <style:text-properties officeooo:rsid="0022c16c"/>
    </style:style>
    <style:style style:name="T36" style:family="text">
      <style:text-properties officeooo:rsid="00286756"/>
    </style:style>
    <style:style style:name="T37" style:family="text">
      <style:text-properties officeooo:rsid="0029af97"/>
    </style:style>
    <style:style style:name="T38" style:family="text">
      <style:text-properties officeooo:rsid="002a5f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Make sure you can log into the server via an FTP client like Filezilla!</text:span></text:p>
      <text:p text:style-name="P12"><text:span text:style-name="T2"/></text:p>
      <text:h text:style-name="Heading_20_1" text:outline-level="1"><text:span text:style-name="T3">1. Write the bare XH</text:span><text:span text:style-name="T4">T</text:span><text:span text:style-name="T3">ML markup</text:span></text:h>
      <text:p text:style-name="P13"><text:span text:style-name="T3">Start with just a plain file with the following markup:</text:span></text:p>
      <table:table table:name="Table1" table:style-name="Table1">
        <table:table-column table:style-name="Table1.A"/>
        <table:table-row>
          <table:table-cell table:style-name="Table1.A1" office:value-type="string">
            <text:p text:style-name="P1"><text:span text:style-name="T3">&lt;!DOCTYPE html&gt;</text:span></text:p>
            <text:p text:style-name="P1"><text:span text:style-name="T3">&lt;html&gt;</text:span></text:p>
            <text:p text:style-name="P1"><text:span text:style-name="T3">&lt;head&gt;</text:span></text:p>
            <text:p text:style-name="P1"><text:span text:style-name="T3"><text:tab/>&lt;title&gt;MyProject&lt;/title&gt;</text:span></text:p>
            <text:p text:style-name="P1"><text:span text:style-name="T3">&lt;/head&gt;</text:span></text:p>
            <text:p text:style-name="P1"><text:span text:style-name="T3"/></text:p>
            <text:p text:style-name="P1"><text:span text:style-name="T3">&lt;body&gt;</text:span></text:p>
            <text:p text:style-name="P1"><text:span text:style-name="T3"/></text:p>
            <text:p text:style-name="P1"><text:span text:style-name="T3">&lt;/body&gt;</text:span></text:p>
            <text:p text:style-name="P1"><text:span text:style-name="T3">&lt;/html&gt;</text:span></text:p>
          </table:table-cell>
        </table:table-row>
      </table:table>
      <text:p text:style-name="P13"><text:span text:style-name="T3"/></text:p>
      <text:h text:style-name="Heading_20_1" text:outline-level="1"><text:span text:style-name="T4">2. Saving a Plaintext File</text:span></text:h>
      <text:p text:style-name="P14"><text:span text:style-name="T33">Save your file as</text:span><text:span text:style-name="T4"> “save-plaintext.php5”. <text:s/>Note that for some servers, they run PHP4 by default, but you can force PHP5 by adding the 5 to the extention.</text:span></text:p>
      <text:p text:style-name="P14"><text:span text:style-name="T4"/></text:p>
      <text:p text:style-name="P15"><text:span text:style-name="T5">Within the &lt;body&gt; tags, open a new php section with &lt;? and ?&gt;.</text:span></text:p>
      <text:p text:style-name="P15"><text:span text:style-name="T5">Create an array, such as:</text:span></text:p>
      <text:p text:style-name="P15"><text:span text:style-name="T5"/></text:p>
      <table:table table:name="Table2" table:style-name="Table2">
        <table:table-column table:style-name="Table2.A"/>
        <table:table-row>
          <table:table-cell table:style-name="Table2.A1" office:value-type="string">
            <text:p text:style-name="P2"><text:span text:style-name="T5">$students = array();</text:span></text:p>
            <text:p text:style-name="P2"><text:span text:style-name="T5">$students[0] = array( "name" =&gt; "Abby Adams", <text:tab/><text:tab/>"age" =&gt; 25 );</text:span></text:p>
            <text:p text:style-name="P2"><text:span text:style-name="T5">$students[1] = array( "name" =&gt; "Bailee Bakalov", <text:tab/>"age" =&gt; 34 );</text:span></text:p>
            <text:p text:style-name="P2"><text:span text:style-name="T5">$students[2] = array( "name" =&gt; "Cara Chen", <text:tab/><text:tab/>"age" =&gt; 16 );</text:span></text:p>
          </table:table-cell>
        </table:table-row>
      </table:table>
      <text:p text:style-name="P15"><text:span text:style-name="T5"/></text:p>
      <text:p text:style-name="P16"><text:span text:style-name="T10">Next, we'll create a file path variable, as well as the file handler variable.</text:span></text:p>
      <text:p text:style-name="P16"><text:span text:style-name="T10"/></text:p>
      <table:table table:name="Table3" table:style-name="Table3">
        <table:table-column table:style-name="Table3.A"/>
        <table:table-row>
          <table:table-cell table:style-name="Table3.A1" office:value-type="string">
            <text:p text:style-name="P3"><text:span text:style-name="T6">$path = "subfolder/students.txt";</text:span></text:p>
            <text:p text:style-name="P3"><text:span text:style-name="T6">$fileHandler = fopen( $path, "w" );</text:span></text:p>
          </table:table-cell>
        </table:table-row>
      </table:table>
      <text:p text:style-name="P16"><text:span text:style-name="T10"/></text:p>
      <text:p text:style-name="P18"><text:span text:style-name="T12">Note that, if the </text:span><text:span text:style-name="T7">subfolder</text:span><text:span text:style-name="T12"> does not exist on the server, you will get PHP errors. We can make folders with PHP, but for now just create that subfolder via Filezilla.</text:span></text:p>
      <text:p text:style-name="P16"><text:span text:style-name="T10"/></text:p>
      <text:p text:style-name="P17"><text:span text:style-name="T11">Then we can write the contents to the file with a </text:span><text:span text:style-name="T17">for each </text:span><text:span text:style-name="T22">loop:</text:span></text:p>
      <text:p text:style-name="P17"><text:span text:style-name="T22"/></text:p>
      <text:p text:style-name="P17"><text:span text:style-name="T22"/></text:p>
      <table:table table:name="Table4" table:style-name="Table4">
        <table:table-column table:style-name="Table4.A"/>
        <table:table-row>
          <table:table-cell table:style-name="Table4.A1" office:value-type="string">
            <text:p text:style-name="P4"><text:span text:style-name="T32">fwrite( $fileHandler, "STUDENTS:\n" );</text:span></text:p>
            <text:p text:style-name="P4"><text:span text:style-name="T32">foreach ( $students as $student )</text:span></text:p>
            <text:p text:style-name="P4"><text:span text:style-name="T32">{</text:span></text:p>
            <text:p text:style-name="P4"><text:span text:style-name="T32"><text:tab/>fwrite( $fileHandler, $student["name"] );</text:span></text:p>
            <text:p text:style-name="P4"><text:soft-page-break/><text:span text:style-name="T32"><text:tab/>fwrite( $fileHandler, "\t" );</text:span></text:p>
            <text:p text:style-name="P4"><text:span text:style-name="T32"><text:tab/>fwrite( $fileHandler, $student["age"] );</text:span></text:p>
            <text:p text:style-name="P4"><text:span text:style-name="T32"><text:tab/>fwrite( $fileHandler, "\n" );</text:span></text:p>
            <text:p text:style-name="P4"><text:span text:style-name="T32">}</text:span></text:p>
          </table:table-cell>
        </table:table-row>
      </table:table>
      <text:p text:style-name="P17"><text:span text:style-name="T22"/></text:p>
      <text:p text:style-name="P18"><text:span text:style-name="T23">And make sure to close the file when we're done:</text:span></text:p>
      <text:p text:style-name="P18"><text:span text:style-name="T23"/></text:p>
      <table:table table:name="Table5" table:style-name="Table5">
        <table:table-column table:style-name="Table5.A"/>
        <table:table-row>
          <table:table-cell table:style-name="Table5.A1" office:value-type="string">
            <text:p text:style-name="P4"><text:span text:style-name="T32">fclose( $fileHandler );</text:span></text:p>
          </table:table-cell>
        </table:table-row>
      </table:table>
      <text:p text:style-name="P18"><text:span text:style-name="T23"/></text:p>
      <text:p text:style-name="P19"><text:span text:style-name="T24">Now if you upload the file and navigate to the appropriate URL (http://www.alketo.info/inclass/</text:span><text:span text:style-name="T8">yourfolder</text:span><text:span text:style-name="T24">/save-plaintext.php5)</text:span></text:p>
      <text:p text:style-name="P19"><text:span text:style-name="T24">You will get a blank page. <text:s/>However, in the </text:span><text:span text:style-name="T8">subfolder</text:span><text:span text:style-name="T24"> directory, you should see your text file.</text:span></text:p>
      <text:p text:style-name="P19"><text:span text:style-name="T24"/></text:p>
      <text:p text:style-name="P19"><text:span text:style-name="T24">You can move that text file to your hard-drive by clicking &amp; dragging it from the right side to the left size. <text:s/>Open the file and make sure everything was written to the file.</text:span></text:p>
      <text:p text:style-name="P19"><text:span text:style-name="T24"/></text:p>
      <text:h text:style-name="P27" text:outline-level="1"><text:span text:style-name="T13">3. Writing a CSV File</text:span></text:h>
      <text:p text:style-name="P9"><text:span text:style-name="T14">To write and read CSV files, we can use PHP5's </text:span><text:span text:style-name="T21">fputcsv</text:span><text:span text:style-name="T14"> and </text:span><text:span text:style-name="T21">fgetcsv </text:span><text:span text:style-name="T14">functions.</text:span></text:p>
      <text:p text:style-name="P9"><text:span text:style-name="T14">Make a copy of the “save-plaintext.php5” file and name it “save-csv.php5” file. <text:s/>Saving the CSV file will be similar to what we were doing before, since we have to write one row at a time. However, we can pass an array into the </text:span><text:span text:style-name="T21">fputcsv</text:span><text:span text:style-name="T14"> function and it will handle the formatting for us.</text:span></text:p>
      <text:p text:style-name="P10"><text:span text:style-name="T15">Remember to change the filename to .csv instead of .txt:</text:span></text:p>
      <table:table table:name="Table9" table:style-name="Table9">
        <table:table-column table:style-name="Table9.A"/>
        <table:table-row>
          <table:table-cell table:style-name="Table9.A1" office:value-type="string">
            <text:p text:style-name="P7"><text:span text:style-name="T36">$path = "subfolder/students.csv";</text:span></text:p>
          </table:table-cell>
        </table:table-row>
      </table:table>
      <text:p text:style-name="P10"><text:span text:style-name="T15"/></text:p>
      <text:p text:style-name="P10"><text:span text:style-name="T15">Then change up the for loop:</text:span></text:p>
      <table:table table:name="Table10" table:style-name="Table10">
        <table:table-column table:style-name="Table10.A"/>
        <table:table-row>
          <table:table-cell table:style-name="Table10.A1" office:value-type="string">
            <text:p text:style-name="P7"><text:span text:style-name="T36">fwrite( $fileHandler, "NAME,AGE\n" );</text:span></text:p>
            <text:p text:style-name="P7"><text:span text:style-name="T36">foreach ( $students as $student )</text:span></text:p>
            <text:p text:style-name="P7"><text:span text:style-name="T36">{</text:span></text:p>
            <text:p text:style-name="P7"><text:span text:style-name="T36"><text:tab/>fputcsv( $fileHandler, $student );</text:span></text:p>
            <text:p text:style-name="P7"><text:span text:style-name="T36">}</text:span></text:p>
          </table:table-cell>
        </table:table-row>
      </table:table>
      <text:p text:style-name="P10"><text:span text:style-name="T15"/></text:p>
      <text:p text:style-name="P11"><text:span text:style-name="T16">When you open this .php5 file in the web browser, afterwards you should be able to see your .csv file in the subfolder.</text:span></text:p>
      <text:h text:style-name="Heading_20_1" text:outline-level="1"><text:span text:style-name="T20">4</text:span><text:span text:style-name="T18">. Writing a JSON File</text:span></text:h>
      <text:p text:style-name="P20"><text:span text:style-name="T25">With PHP's </text:span><text:span text:style-name="T18">json_decode</text:span><text:span text:style-name="T25"> and </text:span><text:span text:style-name="T18">json_encode</text:span><text:span text:style-name="T25"> functions, you can easily convert between JSON Strings and PHP Arrays. <text:s/>Sometimes, you'll see RSS feeds in the form of JSON instead of XML, JSON can be useful for passing data between client and server (via AJAX), and it might even be useful for storing information for your webpage.</text:span></text:p>
      <text:p text:style-name="P20"><text:span text:style-name="T25"/></text:p>
      <text:p text:style-name="P21"><text:soft-page-break/><text:span text:style-name="T26">Using the previous program, the main thing that is going to change is how we output the array. <text:s/>Make a copy of “save-plaintext.php5” and name it “save-json.php5”. <text:s/></text:span></text:p>
      <text:p text:style-name="P22"><text:span text:style-name="T27"/></text:p>
      <text:p text:style-name="P22"><text:span text:style-name="T27">Erase this code:</text:span></text:p>
      <text:p text:style-name="P22"><text:span text:style-name="T27"/></text:p>
      <table:table table:name="Table8" table:style-name="Table8">
        <table:table-column table:style-name="Table8.A"/>
        <table:table-row>
          <table:table-cell table:style-name="Table8.A1" office:value-type="string">
            <text:p text:style-name="P6"><text:span text:style-name="T35">fwrite( $fileHandler, "STUDENTS:\n" );</text:span></text:p>
            <text:p text:style-name="P6"><text:span text:style-name="T35">foreach ( $students as $student )<text:tab/></text:span></text:p>
            <text:p text:style-name="P6"><text:span text:style-name="T35">{</text:span></text:p>
            <text:p text:style-name="P6"><text:span text:style-name="T35"><text:tab/>fwrite( $fileHandler, $student["name"] );</text:span></text:p>
            <text:p text:style-name="P6"><text:span text:style-name="T35"><text:tab/>fwrite( $fileHandler, "\t" );</text:span></text:p>
            <text:p text:style-name="P6"><text:span text:style-name="T35"><text:tab/>fwrite( $fileHandler, $student["age"] );</text:span></text:p>
            <text:p text:style-name="P6"><text:span text:style-name="T35"><text:tab/>fwrite( $fileHandler, "\n" );</text:span></text:p>
            <text:p text:style-name="P6"><text:span text:style-name="T35">}</text:span></text:p>
          </table:table-cell>
        </table:table-row>
      </table:table>
      <text:p text:style-name="P22"><text:span text:style-name="T27"/></text:p>
      <text:p text:style-name="P22"><text:span text:style-name="T27"/></text:p>
      <text:p text:style-name="P22"><text:span text:style-name="T27">And replace it with:</text:span></text:p>
      <text:p text:style-name="P21"><text:span text:style-name="T26"/></text:p>
      <table:table table:name="Table7" table:style-name="Table7">
        <table:table-column table:style-name="Table7.A"/>
        <table:table-row>
          <table:table-cell table:style-name="Table7.A1" office:value-type="string">
            <text:p text:style-name="P5"><text:span text:style-name="T34">fwrite( $fileHandler, json_encode( $students ) );</text:span></text:p>
          </table:table-cell>
        </table:table-row>
      </table:table>
      <text:p text:style-name="P21"><text:span text:style-name="T26"/></text:p>
      <text:p text:style-name="P21"><text:span text:style-name="T26"/></text:p>
      <text:p text:style-name="P21"><text:span text:style-name="T26">Also, make sure to change the output file from “output.txt” to “output.json”:</text:span></text:p>
      <text:p text:style-name="P21"><text:span text:style-name="T26"/></text:p>
      <table:table table:name="Table6" table:style-name="Table6">
        <table:table-column table:style-name="Table6.A"/>
        <table:table-row>
          <table:table-cell table:style-name="Table6.A1" office:value-type="string">
            <text:p text:style-name="P5"><text:span text:style-name="T34">$path = "subfolder/students.json";</text:span></text:p>
          </table:table-cell>
        </table:table-row>
      </table:table>
      <text:p text:style-name="P21"><text:span text:style-name="T26"/></text:p>
      <text:p text:style-name="P23"><text:span text:style-name="T28">Now, when you navigate to that file, within the subfolder you should now see </text:span><text:span text:style-name="T9">output.json</text:span><text:span text:style-name="T28">. <text:s/>It should look something like:</text:span></text:p>
      <text:p text:style-name="P23"><text:span text:style-name="T28"/></text:p>
      <text:p text:style-name="P23"><text:span text:style-name="T28">[{"name":"Abby Adams","age":25},{"name":"Bailee Bakalov","age":34},{"name":"Cara Chen","age":16}]</text:span></text:p>
      <text:p text:style-name="P23"><text:span text:style-name="T28"/></text:p>
      <text:p text:style-name="P24"><text:span text:style-name="T29">Note that the square brackets denote </text:span><text:span text:style-name="T19">array</text:span><text:span text:style-name="T29">, while the curly braces denote </text:span><text:span text:style-name="T19">key-value pair</text:span><text:span text:style-name="T29">. <text:s/>We have an array of key-value pairs.</text:span></text:p>
      <text:p text:style-name="P24"><text:span text:style-name="T30"/></text:p>
      <text:p text:style-name="P24"><text:span text:style-name="T30"/></text:p>
      <text:p text:style-name="P26"><text:span text:style-name="T31">Fill code for write-plaintext.php5:</text:span></text:p>
      <text:p text:style-name="P25"><text:span text:style-name="T31"/></text:p>
      <table:table table:name="Table11" table:style-name="Table11">
        <table:table-column table:style-name="Table11.A"/>
        <table:table-row>
          <table:table-cell table:style-name="Table11.A1" office:value-type="string">
            <text:p text:style-name="P8"><text:span text:style-name="T38">&lt;!DOCTYPE html&gt;</text:span></text:p>
            <text:p text:style-name="P8"><text:span text:style-name="T38">&lt;html&gt;</text:span></text:p>
            <text:p text:style-name="P8"><text:span text:style-name="T38">&lt;head&gt;</text:span></text:p>
            <text:p text:style-name="P8"><text:span text:style-name="T38"><text:tab/>&lt;title&gt;PHP Sample&lt;/title&gt;</text:span></text:p>
            <text:p text:style-name="P8"><text:span text:style-name="T38">&lt;/head&gt;</text:span></text:p>
            <text:p text:style-name="P8"><text:span text:style-name="T38"/></text:p>
            <text:p text:style-name="P8"><text:span text:style-name="T38">&lt;body&gt;</text:span></text:p>
            <text:p text:style-name="P8"><text:span text:style-name="T38"><text:tab/>&lt;?</text:span></text:p>
            <text:p text:style-name="P8"><text:span text:style-name="T38"><text:tab/>/* Open a file and write out plaintext */</text:span></text:p>
            <text:p text:style-name="P8"><text:span text:style-name="T38"><text:tab/>$filepath = "files/output-plaintext.txt";</text:span></text:p>
            <text:p text:style-name="P8"><text:span text:style-name="T38"/></text:p>
            <text:p text:style-name="P8"><text:span text:style-name="T38"><text:tab/>$fileHandler = fopen( $filepath, "w" ); // Open for write</text:span></text:p>
            <text:p text:style-name="P8"><text:span text:style-name="T38"><text:tab/>if ( $fileHandler == false ) </text:span></text:p>
            <text:p text:style-name="P8"><text:span text:style-name="T38"><text:tab/>{</text:span></text:p>
            <text:p text:style-name="P8"><text:span text:style-name="T38"><text:tab/><text:tab/>print_r( error_get_last() );<text:tab/>// Error message (PHP5)</text:span></text:p>
            <text:p text:style-name="P8"><text:span text:style-name="T38"><text:tab/><text:tab/>exit();<text:tab/>// Stop script</text:span></text:p>
            <text:p text:style-name="P8"><text:span text:style-name="T38"><text:tab/>}</text:span></text:p>
            <text:p text:style-name="P8"><text:span text:style-name="T38"><text:tab/></text:span></text:p>
            <text:p text:style-name="P8"><text:span text:style-name="T38"><text:tab/>fwrite( $fileHandler, "This is plaintext \n Hello world" );</text:span></text:p>
            <text:p text:style-name="P8"><text:span text:style-name="T38"/></text:p>
            <text:p text:style-name="P8"><text:span text:style-name="T38"><text:tab/>fclose( $fileHandler );</text:span></text:p>
            <text:p text:style-name="P8"><text:span text:style-name="T38"><text:tab/>?&gt;</text:span></text:p>
            <text:p text:style-name="P8"><text:span text:style-name="T38"/></text:p>
            <text:p text:style-name="P8"><text:span text:style-name="T38">&lt;/body&gt;</text:span></text:p>
            <text:p text:style-name="P8"><text:span text:style-name="T38">&lt;/html&gt;</text:span></text:p>
            <text:p text:style-name="P8"><text:span text:style-name="T38"/></text:p>
          </table:table-cell>
        </table:table-row>
      </table:table>
      <text:p text:style-name="P25"><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6e3c3"/>
    </style:style>
    <style:style style:name="MT2" style:family="text">
      <style:text-properties officeooo:rsid="0029af97"/>
    </style:style>
    <style:style style:name="MT3" style:family="text">
      <style:text-properties officeooo:rsid="0014e6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S/IT 490 WD: In-class Practice 2013-09-19, </text:span><text:span text:style-name="MT2">Saving Files with PHP </text:span><text:tab/><text:span text:style-name="MT3">Page </text:span><text:span text:style-name="MT3"><text:page-number text:select-page="current">4</text:page-number></text:span><text:span text:style-name="MT3"> of </text:span><text:span text:style-name="MT3"><text:page-count>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0:35:15</meta:creation-date>
    <dc:title>Page Numbers</dc:title>
    <meta:editing-duration>PT27M19S</meta:editing-duration>
    <meta:editing-cycles>23</meta:editing-cycles>
    <meta:generator>LibreOffice/4.0.2.2$Linux_X86_64 LibreOffice_project/400m0$Build-2</meta:generator>
    <dc:date>2013-09-19T11:03:18</dc:date>
    <meta:document-statistic meta:table-count="11" meta:image-count="0" meta:object-count="0" meta:page-count="4" meta:paragraph-count="91" meta:word-count="698" meta:character-count="4298" meta:non-whitespace-character-count="3646"/>
    <meta:template xlink:type="simple" xlink:actuate="onRequest" xlink:title="Page Numbers" xlink:href="../../../../../../../.config/libreoffice/4/user/template/GODDAMN%20PAGE%20NUMBERS.ott" meta:date="2013-09-19T10:35:14"/>
  </office:meta>
</office:document-meta>
</file>